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Table1.B2" style:family="table-cell">
      <style:table-cell-properties style:vertical-align=""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e0d947" officeooo:paragraph-rsid="00e0d947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e2a0c8" officeooo:paragraph-rsid="00e2a0c8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officeooo:rsid="00322e4c" officeooo:paragraph-rsid="003f0e3f"/>
    </style:style>
    <style:style style:name="P7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normal" officeooo:rsid="00d8792b" officeooo:paragraph-rsid="00d8792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US" fo:font-weight="normal" officeooo:rsid="00d9439a" officeooo:paragraph-rsid="00d9439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d9a6f0" officeooo:paragraph-rsid="00ec210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normal" officeooo:rsid="00ec2106" officeooo:paragraph-rsid="00ec210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fo:font-weight="normal" officeooo:rsid="00d9a6f0" officeooo:paragraph-rsid="00d9a6f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4pt" fo:language="en" fo:country="US" fo:font-weight="bold" officeooo:rsid="00e924bc" officeooo:paragraph-rsid="00e924bc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4pt" fo:font-style="normal" fo:font-weight="bold" officeooo:rsid="00df7e16" officeooo:paragraph-rsid="00efa41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top="0.0402in" fo:margin-bottom="0.0402in" style:contextual-spacing="false"/>
      <style:text-properties fo:font-size="12pt" fo:font-style="normal" fo:font-weight="normal" officeooo:rsid="00e66329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top="0.0402in" fo:margin-bottom="0.0402in" style:contextual-spacing="false"/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4pt" fo:font-weight="bold" officeooo:rsid="00f2641c" officeooo:paragraph-rsid="00e0d947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break-before="page"/>
      <style:text-properties fo:font-size="14pt" fo:font-weight="bold" officeooo:rsid="00f2641c" officeooo:paragraph-rsid="00e0d947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normal" officeooo:rsid="00f2641c" officeooo:paragraph-rsid="00e0d94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8c0e1f" officeooo:paragraph-rsid="00dbf170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dbf170" officeooo:paragraph-rsid="00e0d947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Consolas" fo:font-size="12pt" fo:font-weight="normal" officeooo:rsid="00dbf170" officeooo:paragraph-rsid="00e0d94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style="normal" fo:font-weight="normal" officeooo:rsid="00dbf170" officeooo:paragraph-rsid="00dbf17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dbf170" officeooo:paragraph-rsid="00e0d94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onsolas" fo:font-size="12pt" fo:font-style="normal" fo:font-weight="normal" officeooo:rsid="00dbf170" officeooo:paragraph-rsid="00e0d94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df7e16" officeooo:paragraph-rsid="00df7e1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ee3039"/>
    </style:style>
    <style:style style:name="T2" style:family="text">
      <style:text-properties officeooo:rsid="00f5da49"/>
    </style:style>
    <style:style style:name="T3" style:family="text">
      <style:text-properties officeooo:rsid="00f11813"/>
    </style:style>
    <style:style style:name="T4" style:family="text">
      <style:text-properties officeooo:rsid="00eb6606"/>
    </style:style>
    <style:style style:name="T5" style:family="text">
      <style:text-properties officeooo:rsid="00f49dcc"/>
    </style:style>
    <style:style style:name="T6" style:family="text">
      <style:text-properties officeooo:rsid="00d9a6f0"/>
    </style:style>
    <style:style style:name="T7" style:family="text">
      <style:text-properties officeooo:rsid="00e2a0c8"/>
    </style:style>
    <style:style style:name="T8" style:family="text">
      <style:text-properties officeooo:rsid="004ea21b"/>
    </style:style>
    <style:style style:name="T9" style:family="text">
      <style:text-properties officeooo:rsid="00e90a4d"/>
    </style:style>
    <style:style style:name="T10" style:family="text">
      <style:text-properties officeooo:rsid="00c7ef89"/>
    </style:style>
    <style:style style:name="T11" style:family="text">
      <style:text-properties officeooo:rsid="00f7af3d"/>
    </style:style>
    <style:style style:name="T12" style:family="text">
      <style:text-properties officeooo:rsid="00f39eb0"/>
    </style:style>
    <style:style style:name="T13" style:family="text">
      <style:text-properties style:font-name="Consolas" officeooo:rsid="00f39eb0"/>
    </style:style>
    <style:style style:name="T14" style:family="text">
      <style:text-properties officeooo:rsid="00e0d94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Courier New"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<text:span text:style-name="T1">43</text:span></text:p>
          </table:table-cell>
          <table:table-cell table:style-name="Table1.A1" office:value-type="string">
            <text:p text:style-name="P2">Homework <text:span text:style-name="T2">2</text:span></text:p>
          </table:table-cell>
        </table:table-row>
        <table:table-row>
          <table:table-cell table:style-name="Table1.A1" office:value-type="string">
            <text:p text:style-name="P3">Score: ______/<text:span text:style-name="T3">12</text:span></text:p>
          </table:table-cell>
          <table:table-cell table:style-name="Table1.B2" office:value-type="string">
            <text:p text:style-name="P4">v1.<text:span text:style-name="T2">0</text:span></text:p>
          </table:table-cell>
        </table:table-row>
      </table:table>
      <text:p text:style-name="P5"/>
      <text:p text:style-name="P6">The purpose of this assignment is to give you experience converting <text:span text:style-name="T2">a </text:span>traditional website into <text:span text:style-name="T2">an Angular SPA</text:span> that utilize<text:span text:style-name="T2">s</text:span> components for modularity and reusability.</text:p>
      <text:p text:style-name="P6"/>
      <text:p text:style-name="P7">Specifications</text:p>
      <text:p text:style-name="P8"/>
      <text:p text:style-name="P9">For this <text:span text:style-name="T4">assignment</text:span>, you will be converting a traditional website into a<text:span text:style-name="T2">n Angular</text:span> <text:span text:style-name="T5">SPA</text:span> project. When you clone the GitHub repository, you’ll find six HTML pages with a lot of repeating HTML. Your goal is to refactor these pages by creating reusable <text:span text:style-name="T2">Angular</text:span> components to reduce redundancy. You should make use of components to encapsulate reusable parts of the website and improve maintainability.</text:p>
      <text:p text:style-name="P9"/>
      <text:p text:style-name="P9">You will be graded on how well you refactor the traditional website using <text:span text:style-name="T2">Angular</text:span> components. For example, did you fully utilize components? Did you successfully eliminate redundant HTML?</text:p>
      <text:p text:style-name="P9"/>
      <text:p text:style-name="P10">Your finished deliverable should be <text:span text:style-name="T6">aesthetically</text:span> equivalent to the traditional website. <text:span text:style-name="T6">Modifying the traditional website is not </text:span><text:span text:style-name="T7">required nor </text:span><text:span text:style-name="T6">recommended.</text:span></text:p>
      <text:p text:style-name="P11"/>
      <text:p text:style-name="P11">Your <text:span text:style-name="T2">Angular</text:span> project should go in the “<text:span text:style-name="T2">angular</text:span><text:span text:style-name="T5">-website</text:span>” directory that comes with the cloned GitHub repository.</text:p>
      <text:p text:style-name="P11"/>
      <text:p text:style-name="P12">You do not need to add any functionality the traditional website is missing, however, depending on the amount of extra effort you add, there is a possibility of extra credit.</text:p>
      <text:p text:style-name="P13"/>
      <text:p text:style-name="P14">Constraints</text:p>
      <text:p text:style-name="P15"/>
      <text:list text:style-name="L1">
        <text:list-item>
          <text:p text:style-name="P16">Bootstrap should be installed via NPM and should not be referenced by its CDN link in every component.</text:p>
        </text:list-item>
      </text:list>
      <text:p text:style-name="P17"/>
      <text:p text:style-name="P18">S<text:span text:style-name="T8">ubmission</text:span></text:p>
      <text:p text:style-name="P19"/>
      <text:p text:style-name="P20">The submission for this <text:span text:style-name="T9">assignment</text:span> is the commit ID <text:span text:style-name="T9">for the commit</text:span> you want graded. <text:span text:style-name="T10">S</text:span>ubmit the commit ID on Canvas.</text:p>
      <text:p text:style-name="P20"/>
      <text:p text:style-name="P21">Tips</text:p>
      <text:p text:style-name="P22"/>
      <text:list text:style-name="L2">
        <text:list-item>
          <text:p text:style-name="P23">You should look at the traditional website in WebStorm first before starting.</text:p>
        </text:list-item>
        <text:list-item>
          <text:p text:style-name="P24">Check the README.md file that gets generated with your <text:span text:style-name="T11">Angular</text:span> project if you forgot some commands.</text:p>
          <text:list>
            <text:list-item>
              <text:p text:style-name="P25">Use of the CLI shouldn’t be needed.</text:p>
            </text:list-item>
          </text:list>
        </text:list-item>
      </text:list>
      <text:p text:style-name="P20"/>
      <text:p text:style-name="P20"/>
      <text:p text:style-name="P26"/>
      <text:p text:style-name="P27">NPM CLI Syntax</text:p>
      <text:p text:style-name="P28"/>
      <text:p text:style-name="P28">In case <text:span text:style-name="T1">PhpStorm</text:span> does not create the project correctly, you can use the following sections for instructions on the CLI. If you need to create <text:span text:style-name="T12">your app via the CLI, remember to </text:span><text:span text:style-name="T13">cd</text:span><text:span text:style-name="T12"> into the directory created.</text:span></text:p>
      <text:p text:style-name="P29"/>
      <text:p text:style-name="P30">To <text:span text:style-name="T14">create</text:span> the project:</text:p>
      <text:p text:style-name="P31"><text:span text:style-name="T11">ng new</text:span> <text:span text:style-name="T15">&lt;project-name&gt;</text:span></text:p>
      <text:p text:style-name="P32"/>
      <text:p text:style-name="P33">Install<text:span text:style-name="T14">ing</text:span> Bootstrap:</text:p>
      <text:p text:style-name="P34">npm install bootstrap</text:p>
      <text:p text:style-name="P32"><text:span text:style-name="T16"/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1-07T21:36:39.302222956</dc:date>
    <meta:editing-duration>PT17H1M32S</meta:editing-duration>
    <meta:editing-cycles>112</meta:editing-cycles>
    <meta:generator>LibreOffice/24.8.4.2$Linux_X86_64 LibreOffice_project/480$Build-2</meta:generator>
    <dc:creator>Nicholas Page</dc:creator>
    <meta:document-statistic meta:table-count="1" meta:image-count="0" meta:object-count="0" meta:page-count="2" meta:paragraph-count="25" meta:word-count="322" meta:character-count="2000" meta:non-whitespace-character-count="1707"/>
  </office:meta>
</office:document-meta>
</file>